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a26" officeooo:paragraph-rsid="001d6a26"/>
    </style:style>
    <style:style style:name="T1" style:family="text">
      <style:text-properties officeooo:rsid="001ee2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I have a teacher ,ok , that teachers name is professor SATISH DHAWAN He gave me a program ,He said KALAM I am going to give you a problem whatever strength, money you wan<text:span text:style-name="T1">t</text:span>, whatever strength or people <text:s/>HUMAN POWER you want whatever Authority you want i am going to get it sanctioned from the cabinet..... but you should give me 7 years time ...a rocket system that would put a satellite in the orbit .. I found it a big job for me because there are lot of people in my establishment senior to me with lot of experience high qualifications....can i do ...i had a doubt ...then Prof Satish Dhawan gave me an advice...he said ..</text:p>
      <text:p text:style-name="P1">Any Work you do there will be always some <text:s/>problems..come ...come... up...but problems should not be your captain . You should not be the captain of your problems ... defeat the problem and succeed .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07:12:57.039231353</meta:creation-date>
    <meta:print-date>2024-09-30T07:25:36.488667013</meta:print-date>
    <dc:date>2024-09-30T13:04:09.316526401</dc:date>
    <meta:editing-duration>PT3H1M42S</meta:editing-duration>
    <meta:editing-cycles>1</meta:editing-cycles>
    <meta:document-statistic meta:table-count="0" meta:image-count="0" meta:object-count="0" meta:page-count="1" meta:paragraph-count="2" meta:word-count="153" meta:character-count="827" meta:non-whitespace-character-count="674"/>
    <meta:generator>LibreOffice/24.2.5.2$Linux_X86_64 LibreOffice_project/420$Build-2</meta:generator>
  </office:meta>
</office:document-meta>
</file>